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_melhor_caso" table:style-name="ta1">
        <table:shapes>
          <draw:frame draw:z-index="0" draw:style-name="gr1" draw:text-style-name="P1" svg:width="14.455cm" svg:height="8.999cm" svg:x="10.357cm" svg:y="0.526cm">
            <draw:object draw:notify-on-update-of-ranges="comp_melhor_caso.A2:comp_melhor_caso.A2 comp_melhor_caso.A3:comp_melhor_caso.A12 comp_melhor_caso.B2:comp_melhor_caso.B2 comp_melhor_caso.B3:comp_melhor_caso.B12 comp_melhor_caso.C2:comp_melhor_caso.C2 comp_melhor_caso.C3:comp_melhor_caso.C12 comp_melhor_caso.D2:comp_melhor_caso.D2 comp_melhor_caso.D3:comp_melhor_caso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omparações no Melhor Caso</text:p>
          </table:table-cell>
          <table:covered-table-cell table:number-columns-repeated="3" table:style-name="ce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3]^2-[.A3])/2" office:value-type="float" office:value="4950" calcext:value-type="float">
            <text:p>4950</text:p>
          </table:table-cell>
          <table:table-cell table:formula="of:=([.A3]^2-[.A3])/2" office:value-type="float" office:value="4950" calcext:value-type="float">
            <text:p>4950</text:p>
          </table:table-cell>
          <table:table-cell table:formula="of:=[.A3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4]^2-[.A4])/2" office:value-type="float" office:value="19900" calcext:value-type="float">
            <text:p>19900</text:p>
          </table:table-cell>
          <table:table-cell table:formula="of:=([.A4]^2-[.A4])/2" office:value-type="float" office:value="19900" calcext:value-type="float">
            <text:p>19900</text:p>
          </table:table-cell>
          <table:table-cell table:formula="of:=[.A4]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5]^2-[.A5])/2" office:value-type="float" office:value="44850" calcext:value-type="float">
            <text:p>44850</text:p>
          </table:table-cell>
          <table:table-cell table:formula="of:=([.A5]^2-[.A5])/2" office:value-type="float" office:value="44850" calcext:value-type="float">
            <text:p>44850</text:p>
          </table:table-cell>
          <table:table-cell table:formula="of:=[.A5]-1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6]^2-[.A6])/2" office:value-type="float" office:value="79800" calcext:value-type="float">
            <text:p>79800</text:p>
          </table:table-cell>
          <table:table-cell table:formula="of:=([.A6]^2-[.A6])/2" office:value-type="float" office:value="79800" calcext:value-type="float">
            <text:p>79800</text:p>
          </table:table-cell>
          <table:table-cell table:formula="of:=[.A6]-1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7]^2-[.A7])/2" office:value-type="float" office:value="124750" calcext:value-type="float">
            <text:p>124750</text:p>
          </table:table-cell>
          <table:table-cell table:formula="of:=([.A7]^2-[.A7])/2" office:value-type="float" office:value="124750" calcext:value-type="float">
            <text:p>124750</text:p>
          </table:table-cell>
          <table:table-cell table:formula="of:=[.A7]-1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A8]^2-[.A8])/2" office:value-type="float" office:value="179700" calcext:value-type="float">
            <text:p>179700</text:p>
          </table:table-cell>
          <table:table-cell table:formula="of:=([.A8]^2-[.A8])/2" office:value-type="float" office:value="179700" calcext:value-type="float">
            <text:p>179700</text:p>
          </table:table-cell>
          <table:table-cell table:formula="of:=[.A8]-1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[.A9]^2-[.A9])/2" office:value-type="float" office:value="244650" calcext:value-type="float">
            <text:p>244650</text:p>
          </table:table-cell>
          <table:table-cell table:formula="of:=([.A9]^2-[.A9])/2" office:value-type="float" office:value="244650" calcext:value-type="float">
            <text:p>244650</text:p>
          </table:table-cell>
          <table:table-cell table:formula="of:=[.A9]-1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A10]^2-[.A10])/2" office:value-type="float" office:value="319600" calcext:value-type="float">
            <text:p>319600</text:p>
          </table:table-cell>
          <table:table-cell table:formula="of:=([.A10]^2-[.A10])/2" office:value-type="float" office:value="319600" calcext:value-type="float">
            <text:p>319600</text:p>
          </table:table-cell>
          <table:table-cell table:formula="of:=[.A10]-1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[.A11]^2-[.A11])/2" office:value-type="float" office:value="404550" calcext:value-type="float">
            <text:p>404550</text:p>
          </table:table-cell>
          <table:table-cell table:formula="of:=([.A11]^2-[.A11])/2" office:value-type="float" office:value="404550" calcext:value-type="float">
            <text:p>404550</text:p>
          </table:table-cell>
          <table:table-cell table:formula="of:=[.A11]-1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12]^2-[.A12])/2" office:value-type="float" office:value="499500" calcext:value-type="float">
            <text:p>499500</text:p>
          </table:table-cell>
          <table:table-cell table:formula="of:=([.A12]^2-[.A12])/2" office:value-type="float" office:value="499500" calcext:value-type="float">
            <text:p>499500</text:p>
          </table:table-cell>
          <table:table-cell table:formula="of:=[.A12]-1" office:value-type="float" office:value="999" calcext:value-type="float">
            <text:p>999</text:p>
          </table:table-cell>
        </table:table-row>
      </table:table>
      <table:table table:name="mov_melhor_caso" table:style-name="ta1">
        <table:shapes>
          <draw:frame draw:z-index="0" draw:style-name="gr1" draw:text-style-name="P1" svg:width="14.455cm" svg:height="8.999cm" svg:x="10.357cm" svg:y="0.526cm">
            <draw:object draw:notify-on-update-of-ranges="mov_melhor_caso.A3:mov_melhor_caso.A12 mov_melhor_caso.B2:mov_melhor_caso.B2 mov_melhor_caso.B3:mov_melhor_caso.B12 mov_melhor_caso.C2:mov_melhor_caso.C2 mov_melhor_caso.C3:mov_melhor_caso.C12 mov_melhor_caso.D2:mov_melhor_caso.D2 mov_melhor_caso.D3:mov_melhor_caso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omparações no Melhor Caso</text:p>
          </table:table-cell>
          <table:covered-table-cell table:number-columns-repeated="3" table:style-name="ce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3*([.A3]-1)" office:value-type="float" office:value="297" calcext:value-type="float">
            <text:p>297</text:p>
          </table:table-cell>
          <table:table-cell table:formula="of:=2*([.A3]-1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3*([.A4]-1)" office:value-type="float" office:value="597" calcext:value-type="float">
            <text:p>597</text:p>
          </table:table-cell>
          <table:table-cell table:formula="of:=2*([.A4]-1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3*([.A5]-1)" office:value-type="float" office:value="897" calcext:value-type="float">
            <text:p>897</text:p>
          </table:table-cell>
          <table:table-cell table:formula="of:=2*([.A5]-1)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3*([.A6]-1)" office:value-type="float" office:value="1197" calcext:value-type="float">
            <text:p>1197</text:p>
          </table:table-cell>
          <table:table-cell table:formula="of:=2*([.A6]-1)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3*([.A7]-1)" office:value-type="float" office:value="1497" calcext:value-type="float">
            <text:p>1497</text:p>
          </table:table-cell>
          <table:table-cell table:formula="of:=2*([.A7]-1)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3*([.A8]-1)" office:value-type="float" office:value="1797" calcext:value-type="float">
            <text:p>1797</text:p>
          </table:table-cell>
          <table:table-cell table:formula="of:=2*([.A8]-1)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3*([.A9]-1)" office:value-type="float" office:value="2097" calcext:value-type="float">
            <text:p>2097</text:p>
          </table:table-cell>
          <table:table-cell table:formula="of:=2*([.A9]-1)"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3*([.A10]-1)" office:value-type="float" office:value="2397" calcext:value-type="float">
            <text:p>2397</text:p>
          </table:table-cell>
          <table:table-cell table:formula="of:=2*([.A10]-1)"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3*([.A11]-1)" office:value-type="float" office:value="2697" calcext:value-type="float">
            <text:p>2697</text:p>
          </table:table-cell>
          <table:table-cell table:formula="of:=2*([.A11]-1)"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3*([.A12]-1)" office:value-type="float" office:value="2997" calcext:value-type="float">
            <text:p>2997</text:p>
          </table:table-cell>
          <table:table-cell table:formula="of:=2*([.A12]-1)" office:value-type="float" office:value="1998" calcext:value-type="float">
            <text:p>1998</text:p>
          </table:table-cell>
        </table:table-row>
      </table:table>
      <table:table table:name="mov_pior_caso" table:style-name="ta1">
        <table:shapes>
          <draw:frame draw:z-index="0" draw:style-name="gr1" draw:text-style-name="P1" svg:width="14.455cm" svg:height="8.999cm" svg:x="10.357cm" svg:y="0.526cm">
            <draw:object draw:notify-on-update-of-ranges="mov_pior_caso.A3:mov_pior_caso.A12 mov_pior_caso.B2:mov_pior_caso.B2 mov_pior_caso.B3:mov_pior_caso.B12 mov_pior_caso.C2:mov_pior_caso.C2 mov_pior_caso.C3:mov_pior_caso.C12 mov_pior_caso.D2:mov_pior_caso.D2 mov_pior_caso.D3:mov_pior_caso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omparações no Melhor Caso</text:p>
          </table:table-cell>
          <table:covered-table-cell table:number-columns-repeated="3" table:style-name="ce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3*([.A3]^2-[.A3])/2" office:value-type="float" office:value="14850" calcext:value-type="float">
            <text:p>14850</text:p>
          </table:table-cell>
          <table:table-cell table:formula="of:=3*([.A3]-1)" office:value-type="float" office:value="297" calcext:value-type="float">
            <text:p>297</text:p>
          </table:table-cell>
          <table:table-cell table:formula="of:=2*([.A3]-1)+([.A3]^2-[.A3])/2"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*([.A4]^2-[.A4])/2" office:value-type="float" office:value="59700" calcext:value-type="float">
            <text:p>59700</text:p>
          </table:table-cell>
          <table:table-cell table:formula="of:=3*([.A4]-1)" office:value-type="float" office:value="597" calcext:value-type="float">
            <text:p>597</text:p>
          </table:table-cell>
          <table:table-cell table:formula="of:=2*([.A4]-1)+([.A4]^2-[.A4])/2" office:value-type="float" office:value="20298" calcext:value-type="float">
            <text:p>202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3*([.A5]^2-[.A5])/2" office:value-type="float" office:value="134550" calcext:value-type="float">
            <text:p>134550</text:p>
          </table:table-cell>
          <table:table-cell table:formula="of:=3*([.A5]-1)" office:value-type="float" office:value="897" calcext:value-type="float">
            <text:p>897</text:p>
          </table:table-cell>
          <table:table-cell table:formula="of:=2*([.A5]-1)+([.A5]^2-[.A5])/2" office:value-type="float" office:value="45448" calcext:value-type="float">
            <text:p>454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([.A6]^2-[.A6])/2" office:value-type="float" office:value="239400" calcext:value-type="float">
            <text:p>239400</text:p>
          </table:table-cell>
          <table:table-cell table:formula="of:=3*([.A6]-1)" office:value-type="float" office:value="1197" calcext:value-type="float">
            <text:p>1197</text:p>
          </table:table-cell>
          <table:table-cell table:formula="of:=2*([.A6]-1)+([.A6]^2-[.A6])/2" office:value-type="float" office:value="80598" calcext:value-type="float">
            <text:p>805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3*([.A7]^2-[.A7])/2" office:value-type="float" office:value="374250" calcext:value-type="float">
            <text:p>374250</text:p>
          </table:table-cell>
          <table:table-cell table:formula="of:=3*([.A7]-1)" office:value-type="float" office:value="1497" calcext:value-type="float">
            <text:p>1497</text:p>
          </table:table-cell>
          <table:table-cell table:formula="of:=2*([.A7]-1)+([.A7]^2-[.A7])/2" office:value-type="float" office:value="125748" calcext:value-type="float">
            <text:p>1257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3*([.A8]^2-[.A8])/2" office:value-type="float" office:value="539100" calcext:value-type="float">
            <text:p>539100</text:p>
          </table:table-cell>
          <table:table-cell table:formula="of:=3*([.A8]-1)" office:value-type="float" office:value="1797" calcext:value-type="float">
            <text:p>1797</text:p>
          </table:table-cell>
          <table:table-cell table:formula="of:=2*([.A8]-1)+([.A8]^2-[.A8])/2" office:value-type="float" office:value="180898" calcext:value-type="float">
            <text:p>1808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3*([.A9]^2-[.A9])/2" office:value-type="float" office:value="733950" calcext:value-type="float">
            <text:p>733950</text:p>
          </table:table-cell>
          <table:table-cell table:formula="of:=3*([.A9]-1)" office:value-type="float" office:value="2097" calcext:value-type="float">
            <text:p>2097</text:p>
          </table:table-cell>
          <table:table-cell table:formula="of:=2*([.A9]-1)+([.A9]^2-[.A9])/2" office:value-type="float" office:value="246048" calcext:value-type="float">
            <text:p>2460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3*([.A10]^2-[.A10])/2" office:value-type="float" office:value="958800" calcext:value-type="float">
            <text:p>958800</text:p>
          </table:table-cell>
          <table:table-cell table:formula="of:=3*([.A10]-1)" office:value-type="float" office:value="2397" calcext:value-type="float">
            <text:p>2397</text:p>
          </table:table-cell>
          <table:table-cell table:formula="of:=2*([.A10]-1)+([.A10]^2-[.A10])/2" office:value-type="float" office:value="321198" calcext:value-type="float">
            <text:p>3211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3*([.A11]^2-[.A11])/2" office:value-type="float" office:value="1213650" calcext:value-type="float">
            <text:p>1213650</text:p>
          </table:table-cell>
          <table:table-cell table:formula="of:=3*([.A11]-1)" office:value-type="float" office:value="2697" calcext:value-type="float">
            <text:p>2697</text:p>
          </table:table-cell>
          <table:table-cell table:formula="of:=2*([.A11]-1)+([.A11]^2-[.A11])/2" office:value-type="float" office:value="406348" calcext:value-type="float">
            <text:p>4063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3*([.A12]^2-[.A12])/2" office:value-type="float" office:value="1498500" calcext:value-type="float">
            <text:p>1498500</text:p>
          </table:table-cell>
          <table:table-cell table:formula="of:=3*([.A12]-1)" office:value-type="float" office:value="2997" calcext:value-type="float">
            <text:p>2997</text:p>
          </table:table-cell>
          <table:table-cell table:formula="of:=2*([.A12]-1)+([.A12]^2-[.A12])/2" office:value-type="float" office:value="501498" calcext:value-type="float">
            <text:p>501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4:29:47.420000000</meta:creation-date>
    <dc:date>2022-08-19T15:27:34.582000000</dc:date>
    <meta:editing-duration>PT15M25S</meta:editing-duration>
    <meta:editing-cycles>3</meta:editing-cycles>
    <meta:generator>LibreOffice/7.0.0.3$Windows_X86_64 LibreOffice_project/8061b3e9204bef6b321a21033174034a5e2ea88e</meta:generator>
    <meta:document-statistic meta:table-count="3" meta:cell-count="13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56cm" svg:height="9cm" xlink:href=".." xlink:type="simple" chart:class="chart:line" chart:style-name="ch1">
        <chart:legend chart:legend-position="end" svg:x="2.819cm" svg:y="0.814cm" style:legend-expansion="custom" svg:width="2.935cm" svg:height="1.624cm" style:legend-expansion-aspect-ratio="1.80726600985222" chart:style-name="ch2"/>
        <chart:plot-area chart:style-name="ch3" table:cell-range-address="comp_melhor_caso.A2:comp_melhor_caso.D12" chart:data-source-has-labels="both" svg:x="1.057cm" svg:y="0.179cm" svg:width="12.871cm" svg:height="7.668cm">
          <chart:coordinate-region svg:x="2.458cm" svg:y="0.383cm" svg:width="11.085cm" svg:height="6.807cm"/>
          <chart:axis chart:dimension="x" chart:name="primary-x" chart:style-name="ch4" chartooo:axis-type="auto">
            <chartooo:date-scale/>
            <chart:title svg:x="7.351cm" svg:y="8.027cm" chart:style-name="ch5">
              <text:p>n</text:p>
            </chart:title>
            <chart:categories table:cell-range-address="comp_melhor_caso.A3:comp_melhor_caso.A12"/>
          </chart:axis>
          <chart:axis chart:dimension="y" chart:name="primary-y" chart:style-name="ch6">
            <chart:title svg:x="0.218cm" svg:y="5.664cm" chart:style-name="ch7">
              <text:p>Núm. de Comparações</text:p>
            </chart:title>
          </chart:axis>
          <chart:series chart:style-name="ch8" chart:values-cell-range-address="comp_melhor_caso.B3:comp_melhor_caso.B12" chart:label-cell-address="comp_melhor_caso.B2:comp_melhor_caso.B2" chart:class="chart:line">
            <chart:data-point chart:repeated="10"/>
          </chart:series>
          <chart:series chart:style-name="ch9" chart:values-cell-range-address="comp_melhor_caso.C3:comp_melhor_caso.C12" chart:label-cell-address="comp_melhor_caso.C2:comp_melhor_caso.C2" chart:class="chart:line">
            <chart:data-point chart:repeated="10"/>
          </chart:series>
          <chart:series chart:style-name="ch10" chart:values-cell-range-address="comp_melhor_caso.D3:comp_melhor_caso.D12" chart:label-cell-address="comp_melhor_caso.D2:comp_melhor_caso.D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comp_melhor_caso.B2:comp_melhor_caso.B2</svg:desc>
                </draw:g>
              </table:table-cell>
              <table:table-cell office:value-type="string">
                <text:p>Seleção</text:p>
                <draw:g>
                  <svg:desc>comp_melhor_caso.C2:comp_melhor_caso.C2</svg:desc>
                </draw:g>
              </table:table-cell>
              <table:table-cell office:value-type="string">
                <text:p>Inserção</text:p>
                <draw:g>
                  <svg:desc>comp_melhor_caso.D2:comp_melhor_caso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omp_melhor_caso.A3:comp_melhor_caso.A12</svg:desc>
                </draw:g>
              </table:table-cell>
              <table:table-cell office:value-type="float" office:value="4950">
                <text:p>4950</text:p>
                <draw:g>
                  <svg:desc>comp_melhor_caso.B3:comp_melhor_caso.B12</svg:desc>
                </draw:g>
              </table:table-cell>
              <table:table-cell office:value-type="float" office:value="4950">
                <text:p>4950</text:p>
                <draw:g>
                  <svg:desc>comp_melhor_caso.C3:comp_melhor_caso.C12</svg:desc>
                </draw:g>
              </table:table-cell>
              <table:table-cell office:value-type="float" office:value="99">
                <text:p>99</text:p>
                <draw:g>
                  <svg:desc>comp_melhor_caso.D3:comp_melhor_caso.D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56cm" svg:height="9cm" xlink:href=".." xlink:type="simple" chart:class="chart:line" chart:style-name="ch1">
        <chart:legend chart:legend-position="end" svg:x="2.819cm" svg:y="0.814cm" style:legend-expansion="custom" svg:width="2.935cm" svg:height="1.624cm" style:legend-expansion-aspect-ratio="1.80726600985222" chart:style-name="ch2"/>
        <chart:plot-area chart:style-name="ch3" table:cell-range-address="mov_melhor_caso.A2:mov_melhor_caso.D12" chart:data-source-has-labels="both" svg:x="1.44cm" svg:y="0.179cm" svg:width="12.488cm" svg:height="7.668cm">
          <chart:coordinate-region svg:x="2.458cm" svg:y="0.383cm" svg:width="11.085cm" svg:height="6.807cm"/>
          <chart:axis chart:dimension="x" chart:name="primary-x" chart:style-name="ch4" chartooo:axis-type="auto">
            <chartooo:date-scale/>
            <chart:title svg:x="7.543cm" svg:y="8.027cm" chart:style-name="ch5">
              <text:p>n</text:p>
            </chart:title>
            <chart:categories table:cell-range-address="mov_melhor_caso.A3:mov_melhor_caso.A12"/>
          </chart:axis>
          <chart:axis chart:dimension="y" chart:name="primary-y" chart:style-name="ch6">
            <chart:title svg:x="0.601cm" svg:y="5.664cm" chart:style-name="ch7">
              <text:p>Núm. de Comparações</text:p>
            </chart:title>
          </chart:axis>
          <chart:series chart:style-name="ch8" chart:values-cell-range-address="mov_melhor_caso.B3:mov_melhor_caso.B12" chart:label-cell-address="mov_melhor_caso.B2:mov_melhor_caso.B2" chart:class="chart:line">
            <chart:data-point chart:repeated="10"/>
          </chart:series>
          <chart:series chart:style-name="ch9" chart:values-cell-range-address="mov_melhor_caso.C3:mov_melhor_caso.C12" chart:label-cell-address="mov_melhor_caso.C2:mov_melhor_caso.C2" chart:class="chart:line">
            <chart:data-point chart:repeated="10"/>
          </chart:series>
          <chart:series chart:style-name="ch10" chart:values-cell-range-address="mov_melhor_caso.D3:mov_melhor_caso.D12" chart:label-cell-address="mov_melhor_caso.D2:mov_melhor_caso.D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mov_melhor_caso.B2:mov_melhor_caso.B2</svg:desc>
                </draw:g>
              </table:table-cell>
              <table:table-cell office:value-type="string">
                <text:p>Seleção</text:p>
                <draw:g>
                  <svg:desc>mov_melhor_caso.C2:mov_melhor_caso.C2</svg:desc>
                </draw:g>
              </table:table-cell>
              <table:table-cell office:value-type="string">
                <text:p>Inserção</text:p>
                <draw:g>
                  <svg:desc>mov_melhor_caso.D2:mov_melhor_caso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mov_melhor_caso.A3:mov_melhor_caso.A12</svg:desc>
                </draw:g>
              </table:table-cell>
              <table:table-cell office:value-type="float" office:value="0">
                <text:p>0</text:p>
                <draw:g>
                  <svg:desc>mov_melhor_caso.B3:mov_melhor_caso.B12</svg:desc>
                </draw:g>
              </table:table-cell>
              <table:table-cell office:value-type="float" office:value="297">
                <text:p>297</text:p>
                <draw:g>
                  <svg:desc>mov_melhor_caso.C3:mov_melhor_caso.C12</svg:desc>
                </draw:g>
              </table:table-cell>
              <table:table-cell office:value-type="float" office:value="198">
                <text:p>198</text:p>
                <draw:g>
                  <svg:desc>mov_melhor_caso.D3:mov_melhor_caso.D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97">
                <text:p>5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897">
                <text:p>89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197">
                <text:p>119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497">
                <text:p>149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797">
                <text:p>179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2097">
                <text:p>209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397">
                <text:p>239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697">
                <text:p>269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997">
                <text:p>2997</text:p>
              </table:table-cell>
              <table:table-cell office:value-type="float" office:value="1998">
                <text:p>1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56cm" svg:height="9cm" xlink:href=".." xlink:type="simple" chart:class="chart:line" chart:style-name="ch1">
        <chart:legend chart:legend-position="end" svg:x="2.819cm" svg:y="0.814cm" style:legend-expansion="custom" svg:width="2.935cm" svg:height="1.624cm" style:legend-expansion-aspect-ratio="1.80726600985222" chart:style-name="ch2"/>
        <chart:plot-area chart:style-name="ch3" table:cell-range-address="mov_pior_caso.A2:mov_pior_caso.D12" chart:data-source-has-labels="both" svg:x="0.865cm" svg:y="0.178cm" svg:width="13.063cm" svg:height="7.669cm">
          <chart:coordinate-region svg:x="2.458cm" svg:y="0.383cm" svg:width="11.085cm" svg:height="6.807cm"/>
          <chart:axis chart:dimension="x" chart:name="primary-x" chart:style-name="ch4" chartooo:axis-type="auto">
            <chartooo:date-scale/>
            <chart:title svg:x="7.255cm" svg:y="8.027cm" chart:style-name="ch5">
              <text:p>n</text:p>
            </chart:title>
            <chart:categories table:cell-range-address="mov_pior_caso.A3:mov_pior_caso.A12"/>
          </chart:axis>
          <chart:axis chart:dimension="y" chart:name="primary-y" chart:style-name="ch6">
            <chart:title svg:x="0.026cm" svg:y="5.663cm" chart:style-name="ch7">
              <text:p>Núm. de Comparações</text:p>
            </chart:title>
          </chart:axis>
          <chart:series chart:style-name="ch8" chart:values-cell-range-address="mov_pior_caso.B3:mov_pior_caso.B12" chart:label-cell-address="mov_pior_caso.B2:mov_pior_caso.B2" chart:class="chart:line">
            <chart:data-point chart:repeated="10"/>
          </chart:series>
          <chart:series chart:style-name="ch9" chart:values-cell-range-address="mov_pior_caso.C3:mov_pior_caso.C12" chart:label-cell-address="mov_pior_caso.C2:mov_pior_caso.C2" chart:class="chart:line">
            <chart:data-point chart:repeated="10"/>
          </chart:series>
          <chart:series chart:style-name="ch10" chart:values-cell-range-address="mov_pior_caso.D3:mov_pior_caso.D12" chart:label-cell-address="mov_pior_caso.D2:mov_pior_caso.D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mov_pior_caso.B2:mov_pior_caso.B2</svg:desc>
                </draw:g>
              </table:table-cell>
              <table:table-cell office:value-type="string">
                <text:p>Seleção</text:p>
                <draw:g>
                  <svg:desc>mov_pior_caso.C2:mov_pior_caso.C2</svg:desc>
                </draw:g>
              </table:table-cell>
              <table:table-cell office:value-type="string">
                <text:p>Inserção</text:p>
                <draw:g>
                  <svg:desc>mov_pior_caso.D2:mov_pior_caso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mov_pior_caso.A3:mov_pior_caso.A12</svg:desc>
                </draw:g>
              </table:table-cell>
              <table:table-cell office:value-type="float" office:value="14850">
                <text:p>14850</text:p>
                <draw:g>
                  <svg:desc>mov_pior_caso.B3:mov_pior_caso.B12</svg:desc>
                </draw:g>
              </table:table-cell>
              <table:table-cell office:value-type="float" office:value="297">
                <text:p>297</text:p>
                <draw:g>
                  <svg:desc>mov_pior_caso.C3:mov_pior_caso.C12</svg:desc>
                </draw:g>
              </table:table-cell>
              <table:table-cell office:value-type="float" office:value="5148">
                <text:p>5148</text:p>
                <draw:g>
                  <svg:desc>mov_pior_caso.D3:mov_pior_caso.D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700">
                <text:p>59700</text:p>
              </table:table-cell>
              <table:table-cell office:value-type="float" office:value="597">
                <text:p>597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4550">
                <text:p>134550</text:p>
              </table:table-cell>
              <table:table-cell office:value-type="float" office:value="897">
                <text:p>897</text:p>
              </table:table-cell>
              <table:table-cell office:value-type="float" office:value="45448">
                <text:p>454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9400">
                <text:p>239400</text:p>
              </table:table-cell>
              <table:table-cell office:value-type="float" office:value="1197">
                <text:p>1197</text:p>
              </table:table-cell>
              <table:table-cell office:value-type="float" office:value="80598">
                <text:p>805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4250">
                <text:p>374250</text:p>
              </table:table-cell>
              <table:table-cell office:value-type="float" office:value="1497">
                <text:p>1497</text:p>
              </table:table-cell>
              <table:table-cell office:value-type="float" office:value="125748">
                <text:p>1257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9100">
                <text:p>539100</text:p>
              </table:table-cell>
              <table:table-cell office:value-type="float" office:value="1797">
                <text:p>1797</text:p>
              </table:table-cell>
              <table:table-cell office:value-type="float" office:value="180898">
                <text:p>1808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33950">
                <text:p>733950</text:p>
              </table:table-cell>
              <table:table-cell office:value-type="float" office:value="2097">
                <text:p>2097</text:p>
              </table:table-cell>
              <table:table-cell office:value-type="float" office:value="246048">
                <text:p>2460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58800">
                <text:p>958800</text:p>
              </table:table-cell>
              <table:table-cell office:value-type="float" office:value="2397">
                <text:p>2397</text:p>
              </table:table-cell>
              <table:table-cell office:value-type="float" office:value="321198">
                <text:p>3211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13650">
                <text:p>1213650</text:p>
              </table:table-cell>
              <table:table-cell office:value-type="float" office:value="2697">
                <text:p>2697</text:p>
              </table:table-cell>
              <table:table-cell office:value-type="float" office:value="406348">
                <text:p>4063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98500">
                <text:p>1498500</text:p>
              </table:table-cell>
              <table:table-cell office:value-type="float" office:value="2997">
                <text:p>2997</text:p>
              </table:table-cell>
              <table:table-cell office:value-type="float" office:value="501498">
                <text:p>5014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